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44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653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9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71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4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4cm" svg:stroke-color="#ff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2.07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3.31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15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4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3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91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446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3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36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79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2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9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3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95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78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margin-top="0.282cm" fo:margin-bottom="0cm" fo:line-height="101%" text:enable-numbering="false" fo:text-indent="0cm" style:punctuation-wrap="hanging" style:line-break="strict"/>
    </style:style>
    <style:style style:name="P2" style:family="paragraph">
      <style:paragraph-properties fo:margin-left="0cm" fo:margin-right="0cm" fo:margin-top="0.282cm" fo:margin-bottom="0cm" fo:line-height="101%" text:enable-numbering="false" fo:text-indent="0cm" style:punctuation-wrap="hanging" style:line-break="strict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.6cm" fo:margin-right="0cm" fo:text-indent="-0.6cm"/>
      <style:text-properties fo:font-size="14pt"/>
    </style:style>
    <style:style style:name="P5" style:family="paragraph">
      <style:paragraph-properties fo:margin-left="0cm" fo:margin-right="0cm" fo:margin-top="0.282cm" fo:margin-bottom="0cm" fo:line-height="102%" fo:text-align="start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line-height="102%" fo:text-align="start" text:enable-numbering="false" fo:text-indent="0cm" style:punctuation-wrap="hanging" style:line-break="strict" style:writing-mode="lr-tb"/>
    </style:style>
    <style:style style:name="P7" style:family="paragraph">
      <style:paragraph-properties fo:margin-left="1.2cm" fo:margin-right="0cm" fo:margin-top="0.282cm" fo:margin-bottom="0cm" fo:line-height="102%" text:enable-numbering="true" fo:text-indent="-0.9cm" style:punctuation-wrap="hanging" style:line-break="strict"/>
    </style:style>
    <style:style style:name="P8" style:family="paragraph">
      <style:paragraph-properties fo:margin-left="1.2cm" fo:margin-right="0cm" fo:margin-top="0.282cm" fo:margin-bottom="0cm" fo:line-height="104%" text:enable-numbering="true" fo:text-indent="-0.9cm" style:punctuation-wrap="hanging" style:line-break="strict"/>
    </style:style>
    <style:style style:name="P9" style:family="paragraph">
      <style:paragraph-properties fo:margin-left="1.2cm" fo:margin-right="0cm" fo:margin-top="0.282cm" fo:margin-bottom="0cm" fo:line-height="102%" text:enable-numbering="true" fo:text-indent="-0.9cm" style:punctuation-wrap="hanging" style:line-break="strict" style:writing-mode="lr-tb"/>
    </style:style>
    <style:style style:name="P10" style:family="paragraph">
      <style:paragraph-properties fo:margin-left="0cm" fo:margin-right="0cm" fo:margin-top="0.308cm" fo:margin-bottom="0cm" fo:line-height="93%" fo:text-align="center" text:enable-numbering="false" fo:text-indent="0cm" style:punctuation-wrap="hanging" style:line-break="strict"/>
    </style:style>
    <style:style style:name="P11" style:family="paragraph">
      <style:paragraph-properties fo:margin-left="0cm" fo:margin-right="0cm" fo:margin-top="0.308cm" fo:margin-bottom="0cm" fo:line-height="93%" fo:text-align="center" text:enable-numbering="false" fo:text-indent="0cm" style:punctuation-wrap="hanging" style:line-break="strict" style:writing-mode="lr-tb"/>
      <style:text-properties fo:font-size="19.8999996185303p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2.4cm" fo:margin-right="0cm" fo:margin-top="0.246cm" fo:margin-bottom="0cm" fo:line-height="104%" text:enable-numbering="true" fo:text-indent="-0.8cm" style:punctuation-wrap="hanging" style:line-break="strict"/>
    </style:style>
    <style:style style:name="P14" style:family="paragraph">
      <style:paragraph-properties fo:margin-left="1.2cm" fo:margin-right="0cm" fo:margin-top="0.282cm" fo:margin-bottom="0cm" fo:line-height="101%" text:enable-numbering="true" fo:text-indent="-0.9cm" style:punctuation-wrap="hanging" style:line-break="strict"/>
    </style:style>
    <style:style style:name="P15" style:family="paragraph">
      <style:paragraph-properties fo:margin-left="1.2cm" fo:margin-right="0cm" fo:margin-top="0.282cm" fo:margin-bottom="0cm" fo:line-height="103%" text:enable-numbering="true" fo:text-indent="-0.9cm" style:punctuation-wrap="hanging" style:line-break="strict"/>
    </style:style>
    <style:style style:name="P16" style:family="paragraph">
      <style:paragraph-properties fo:margin-left="1.2cm" fo:margin-right="0cm" fo:margin-top="0.282cm" fo:margin-bottom="0cm" fo:line-height="101%" text:enable-numbering="true" fo:text-indent="-0.9cm" style:punctuation-wrap="hanging" style:line-break="strict" style:writing-mode="lr-tb"/>
    </style:style>
    <style:style style:name="P17" style:family="paragraph">
      <style:paragraph-properties fo:margin-left="1.2cm" fo:margin-right="0cm" fo:margin-top="0.282cm" fo:margin-bottom="0cm" fo:line-height="104%" text:enable-numbering="false" fo:text-indent="-0.9cm" style:punctuation-wrap="hanging" style:line-break="strict"/>
    </style:style>
    <style:style style:name="P18" style:family="paragraph">
      <style:paragraph-properties fo:margin-left="1.2cm" fo:margin-right="0cm" fo:margin-top="0.282cm" fo:margin-bottom="0cm" fo:line-height="106%" text:enable-numbering="true" fo:text-indent="-0.9cm" style:punctuation-wrap="hanging" style:line-break="strict"/>
    </style:style>
    <style:style style:name="P19" style:family="paragraph">
      <style:paragraph-properties fo:margin-left="0cm" fo:margin-right="0cm" fo:line-height="102%" text:enable-numbering="false" fo:text-indent="0cm" style:punctuation-wrap="hanging" style:line-break="strict"/>
    </style:style>
    <style:style style:name="P20" style:family="paragraph">
      <style:paragraph-properties fo:margin-left="0cm" fo:margin-right="0cm" fo:line-height="102%" text:enable-numbering="false" fo:text-indent="0cm" style:punctuation-wrap="hanging" style:line-break="strict" style:writing-mode="lr-tb"/>
    </style:style>
    <style:style style:name="P21" style:family="paragraph">
      <style:paragraph-properties fo:margin-left="1.2cm" fo:margin-right="0cm" fo:margin-top="0.282cm" fo:margin-bottom="0cm" fo:line-height="105%" text:enable-numbering="true" fo:text-indent="-0.9cm" style:punctuation-wrap="hanging" style:line-break="stric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text-shadow="none"/>
    </style:style>
    <style:style style:name="T3" style:family="text">
      <style:text-properties style:text-position="-33% 58%" fo:language="en" fo:country="GB"/>
    </style:style>
    <style:style style:name="T4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font-family="Arial" style:font-style-name="Regular" style:font-family-generic="swiss" style:font-pitch="variable" fo:language="en" fo:country="GB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font-family="Symbol" style:font-family-generic="roman" style:font-pitch="variable" style:font-charset="x-symbol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7" style:family="text">
      <style:text-properties fo:font-family="Tahoma" style:font-pitch="variable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8" style:family="text">
      <style:text-properties fo:font-size="28pt" fo:language="en" fo:country="GB" style:font-size-asian="28pt" style:font-size-complex="28pt"/>
    </style:style>
    <style:style style:name="T9" style:family="text">
      <style:text-properties style:text-position="-33% 58%" fo:font-size="28pt" fo:language="en" fo:country="GB" style:font-size-asian="28pt" style:font-size-complex="28pt"/>
    </style:style>
    <style:style style:name="T10" style:family="text">
      <style:text-properties fo:font-family="Symbol" style:font-family-generic="roman" style:font-pitch="variable" style:font-charset="x-symbol" fo:font-size="28pt" fo:language="en" fo:country="GB" style:font-family-asian="Symbol" style:font-family-generic-asian="roman" style:font-pitch-asian="variable" style:font-charset-asian="x-symbol" style:font-size-asian="28pt" style:font-family-complex="Symbol" style:font-family-generic-complex="roman" style:font-pitch-complex="variable" style:font-charset-complex="x-symbol" style:font-size-complex="28pt"/>
    </style:style>
    <style:style style:name="T11" style:family="text">
      <style:text-properties fo:font-family="Tahoma" style:font-pitch="variable" fo:font-size="28pt" fo:language="en" fo:country="GB" style:font-family-asian="Symbol" style:font-family-generic-asian="roman" style:font-pitch-asian="variable" style:font-charset-asian="x-symbol" style:font-size-asian="28pt" style:font-family-complex="Symbol" style:font-family-generic-complex="roman" style:font-pitch-complex="variable" style:font-charset-complex="x-symbol" style:font-size-complex="28pt"/>
    </style:style>
    <style:style style:name="T12" style:family="text">
      <style:text-properties style:text-position="-33% 58%" fo:font-family="Tahoma" style:font-pitch="variable" fo:font-size="28pt" fo:language="en" fo:country="GB" style:font-family-asian="Symbol" style:font-family-generic-asian="roman" style:font-pitch-asian="variable" style:font-charset-asian="x-symbol" style:font-size-asian="28pt" style:font-family-complex="Symbol" style:font-family-generic-complex="roman" style:font-pitch-complex="variable" style:font-charset-complex="x-symbol" style:font-size-complex="28pt"/>
    </style:style>
    <style:style style:name="T13" style:family="text">
      <style:text-properties style:text-position="-33% 58%" fo:font-family="Tahoma" style:font-pitch="variable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14" style:family="text">
      <style:text-properties style:text-position="-33% 58%" fo:font-family="Symbol" style:font-family-generic="roman" style:font-pitch="variable" style:font-charset="x-symbol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15" style:family="text">
      <style:text-properties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16" style:family="text">
      <style:text-properties fo:font-family="Tahoma" style:font-pitch="variable" fo:language="en" fo:country="GB" style:font-family-asian="Tahoma" style:font-pitch-asian="variable" style:font-family-complex="Tahoma" style:font-pitch-complex="variable"/>
    </style:style>
    <style:style style:name="T17" style:family="text">
      <style:text-properties fo:font-size="26pt" fo:language="en" fo:country="GB" style:font-size-asian="26pt" style:font-size-complex="26pt"/>
    </style:style>
    <style:style style:name="T18" style:family="text">
      <style:text-properties fo:font-family="Tahoma" style:font-pitch="variable" fo:font-size="26pt" fo:language="en" fo:country="GB" style:font-family-asian="Tahoma" style:font-pitch-asian="variable" style:font-size-asian="26pt" style:font-family-complex="Tahoma" style:font-pitch-complex="variable" style:font-size-complex="26pt"/>
    </style:style>
    <style:style style:name="T19" style:family="text">
      <style:text-properties style:text-position="-33% 58%" fo:font-family="Tahoma" style:font-pitch="variable" fo:font-size="26pt" fo:language="en" fo:country="GB" style:font-family-asian="Tahoma" style:font-pitch-asian="variable" style:font-size-asian="26pt" style:font-family-complex="Tahoma" style:font-pitch-complex="variable" style:font-size-complex="26pt"/>
    </style:style>
    <style:style style:name="T20" style:family="text">
      <style:text-properties fo:font-family="Symbol" style:font-family-generic="roman" style:font-pitch="variable" style:font-charset="x-symbol" fo:font-size="26pt" fo:language="en" fo:country="GB" style:font-family-asian="Symbol" style:font-family-generic-asian="roman" style:font-pitch-asian="variable" style:font-charset-asian="x-symbol" style:font-size-asian="26pt" style:font-family-complex="Symbol" style:font-family-generic-complex="roman" style:font-pitch-complex="variable" style:font-charset-complex="x-symbol" style:font-size-complex="26pt"/>
    </style:style>
    <style:style style:name="T21" style:family="text">
      <style:text-properties fo:font-family="Tahoma" style:font-pitch="variable" fo:font-size="26pt" fo:language="en" fo:country="GB" style:font-family-asian="Symbol" style:font-family-generic-asian="roman" style:font-pitch-asian="variable" style:font-charset-asian="x-symbol" style:font-size-asian="26pt" style:font-family-complex="Symbol" style:font-family-generic-complex="roman" style:font-pitch-complex="variable" style:font-charset-complex="x-symbol" style:font-size-complex="26pt"/>
    </style:style>
    <style:style style:name="T22" style:family="text">
      <style:text-properties style:text-position="-33% 58%" fo:font-family="Tahoma" style:font-pitch="variable" fo:font-size="26pt" fo:language="en" fo:country="GB" style:font-family-asian="Symbol" style:font-family-generic-asian="roman" style:font-pitch-asian="variable" style:font-charset-asian="x-symbol" style:font-size-asian="26pt" style:font-family-complex="Symbol" style:font-family-generic-complex="roman" style:font-pitch-complex="variable" style:font-charset-complex="x-symbol" style:font-size-complex="26pt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049cm" svg:height="2.339cm" svg:x="3.305cm" svg:y="9.371cm" presentation:class="outline" presentation:user-transformed="true">
          <draw:text-box>
            <text:list text:style-name="L1">
              <text:list-item>
                <text:p text:style-name="P1"><text:span text:style-name="T1">PARTE 6: Coloração de Arestas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4" draw:text-style-name="P9" draw:layer="layout" svg:width="24.491cm" svg:height="14.442cm" svg:x="2.565cm" svg:y="4.9cm" presentation:class="outline" presentation:user-transformed="true">
          <draw:text-box>
            <text:list text:style-name="L3">
              <text:list-item>
                <text:p text:style-name="P7"><text:span text:style-name="T1">Uma k-coloração de arestas de G é uma atribuição de k cores às arestas de G.</text:span></text:p>
              </text:list-item>
            </text:list>
            <text:list text:style-name="L3">
              <text:list-item>
                <text:p text:style-name="P8"><text:span text:style-name="T1">Uma k-coloração é própria se cada par de arestas de G que incidem em um mesmo vértice, tem atribuidas cores diferentes.</text:span></text:p>
              </text:list-item>
            </text:list>
            <text:list text:style-name="L3">
              <text:list-item>
                <text:p text:style-name="P8"><text:span text:style-name="T1">Define uma partição (E</text:span><text:span text:style-name="T3">1</text:span><text:span text:style-name="T1">, E</text:span><text:span text:style-name="T3">2</text:span><text:span text:style-name="T1">, ... E</text:span><text:span text:style-name="T3">k</text:span><text:span text:style-name="T1">) de E.</text:span></text:p>
              </text:list-item>
            </text:list>
            <text:list text:style-name="L3">
              <text:list-item>
                <text:p text:style-name="P8"><text:span text:style-name="T1">Se a k-coloração é própria, cada subconjunto E</text:span><text:span text:style-name="T3">i</text:span><text:span text:style-name="T1"> é um emparelhamento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1.002cm" presentation:class="title" presentation:user-transformed="true">
          <draw:text-box>
            <text:p text:style-name="P5"><text:span text:style-name="T2">Coloração de Arestas</text:span></text:p>
          </draw:text-box>
        </draw:frame>
        <draw:custom-shape draw:style-name="gr2" draw:text-style-name="P3" draw:layer="layout" svg:width="1.017cm" svg:height="1.138cm" svg:x="4.807cm" svg:y="15.3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26cm" svg:height="0.913cm" svg:x="4.666cm" svg:y="15.181cm">
          <text:p text:style-name="P10"><text:span text:style-name="T4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8cm" svg:x="5.147cm" svg:y="8.5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3cm" svg:height="0.913cm" svg:x="5.006cm" svg:y="8.365cm">
          <text:p text:style-name="P10"><text:span text:style-name="T4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6cm" svg:height="1.138cm" svg:x="9.547cm" svg:y="4.7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25cm" svg:height="0.913cm" svg:x="9.406cm" svg:y="4.579cm">
          <text:p text:style-name="P10"><text:span text:style-name="T4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8cm" svg:x="16.989cm" svg:y="13.0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3cm" svg:height="0.913cm" svg:x="16.848cm" svg:y="12.906cm">
          <text:p text:style-name="P10"><text:span text:style-name="T4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7cm" svg:x="15.972cm" svg:y="4.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26cm" svg:height="0.913cm" svg:x="15.832cm" svg:y="4.2cm">
          <text:p text:style-name="P10"><text:span text:style-name="T4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6cm" svg:height="1.138cm" svg:x="22.064cm" svg:y="10.4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3cm" svg:height="0.913cm" svg:x="21.923cm" svg:y="10.261cm">
          <text:p text:style-name="P10"><text:span text:style-name="T4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7cm" svg:x="11.7cm" svg:y="8.9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26cm" svg:height="0.913cm" svg:x="11.559cm" svg:y="8.745cm">
          <text:p text:style-name="P10"><text:span text:style-name="T4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7cm" svg:x="16.775cm" svg:y="8.9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3cm" svg:height="0.913cm" svg:x="16.634cm" svg:y="8.745cm">
          <text:p text:style-name="P10"><text:span text:style-name="T4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6cm" svg:height="1.138cm" svg:x="12.93cm" svg:y="15.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3cm" svg:height="0.913cm" svg:x="12.789cm" svg:y="15.56cm">
          <text:p text:style-name="P10"><text:span text:style-name="T4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8cm" svg:x="21.048cm" svg:y="6.6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3cm" svg:height="0.913cm" svg:x="20.907cm" svg:y="6.469cm">
          <text:p text:style-name="P10"><text:span text:style-name="T4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6cm" svg:height="1.138cm" svg:x="8.657cm" svg:y="12.2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25cm" svg:height="0.913cm" svg:x="8.516cm" svg:y="12.152cm">
          <text:p text:style-name="P10"><text:span text:style-name="T4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8cm" svg:x="21.048cm" svg:y="15.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1.23cm" svg:height="0.913cm" svg:x="20.907cm" svg:y="15.56cm">
          <text:p text:style-name="P10"><text:span text:style-name="T4">F</text:span></text:p>
          <draw:enhanced-geometry svg:viewBox="0 0 21600 21600" draw:type="mso-spt202" draw:enhanced-path="M 0 0 L 21600 0 21600 21600 0 21600 0 0 Z N"/>
        </draw:custom-shape>
        <draw:line draw:style-name="gr4" draw:text-style-name="P12" draw:layer="layout" svg:x1="5.896cm" svg:y1="15.938cm" svg:x2="12.818cm" svg:y2="16.317cm">
          <text:p/>
        </draw:line>
        <draw:line draw:style-name="gr4" draw:text-style-name="P12" draw:layer="layout" svg:x1="12.323cm" svg:y1="10.091cm" svg:x2="13.465cm" svg:y2="15.633cm">
          <text:p/>
        </draw:line>
        <draw:line draw:style-name="gr4" draw:text-style-name="P12" draw:layer="layout" svg:x1="6.086cm" svg:y1="9.124cm" svg:x2="11.676cm" svg:y2="9.503cm">
          <text:p/>
        </draw:line>
        <draw:line draw:style-name="gr4" draw:text-style-name="P12" draw:layer="layout" svg:x1="6.023cm" svg:y1="9.503cm" svg:x2="8.73cm" svg:y2="12.531cm">
          <text:p/>
        </draw:line>
        <draw:line draw:style-name="gr4" draw:text-style-name="P12" draw:layer="layout" svg:x1="8.831cm" svg:y1="13.29cm" svg:x2="5.575cm" svg:y2="15.561cm">
          <text:p/>
        </draw:line>
        <draw:line draw:style-name="gr4" draw:text-style-name="P12" draw:layer="layout" svg:x1="5.954cm" svg:y1="8.613cm" svg:x2="9.678cm" svg:y2="5.75cm">
          <text:p/>
        </draw:line>
        <draw:line draw:style-name="gr4" draw:text-style-name="P12" draw:layer="layout" svg:x1="10.611cm" svg:y1="5.444cm" svg:x2="15.881cm" svg:y2="4.851cm">
          <text:p/>
        </draw:line>
        <draw:line draw:style-name="gr4" draw:text-style-name="P12" draw:layer="layout" svg:x1="10.417cm" svg:y1="5.716cm" svg:x2="16.844cm" svg:y2="9.123cm">
          <text:p/>
        </draw:line>
        <draw:line draw:style-name="gr4" draw:text-style-name="P12" draw:layer="layout" svg:x1="17.251cm" svg:y1="10.023cm" svg:x2="17.586cm" svg:y2="13.027cm">
          <text:p/>
        </draw:line>
        <draw:line draw:style-name="gr4" draw:text-style-name="P12" draw:layer="layout" svg:x1="17.757cm" svg:y1="9.299cm" svg:x2="21.184cm" svg:y2="7.5cm">
          <text:p/>
        </draw:line>
        <draw:line draw:style-name="gr4" draw:text-style-name="P12" draw:layer="layout" svg:x1="17.009cm" svg:y1="5.099cm" svg:x2="21.242cm" svg:y2="6.64cm">
          <text:p/>
        </draw:line>
        <draw:line draw:style-name="gr4" draw:text-style-name="P12" draw:layer="layout" svg:x1="13.989cm" svg:y1="16.41cm" svg:x2="17.217cm" svg:y2="13.965cm">
          <text:p/>
        </draw:line>
        <draw:line draw:style-name="gr4" draw:text-style-name="P12" draw:layer="layout" svg:x1="18.01cm" svg:y1="13.927cm" svg:x2="21.223cm" svg:y2="15.803cm">
          <text:p/>
        </draw:line>
        <draw:line draw:style-name="gr4" draw:text-style-name="P12" draw:layer="layout" svg:x1="22.768cm" svg:y1="11.535cm" svg:x2="21.538cm" svg:y2="15.701cm">
          <text:p/>
        </draw:line>
        <draw:line draw:style-name="gr4" draw:text-style-name="P12" draw:layer="layout" svg:x1="21.709cm" svg:y1="7.748cm" svg:x2="22.385cm" svg:y2="10.397cm">
          <text:p/>
        </draw:line>
        <draw:line draw:style-name="gr4" draw:text-style-name="P12" draw:layer="layout" svg:x1="9.741cm" svg:y1="12.837cm" svg:x2="16.848cm" svg:y2="13.595cm">
          <text:p/>
        </draw:line>
        <draw:line draw:style-name="gr4" draw:text-style-name="P12" draw:layer="layout" svg:x1="16.278cm" svg:y1="5.338cm" svg:x2="12.346cm" svg:y2="8.949cm">
          <text:p/>
        </draw:line>
        <draw:custom-shape draw:style-name="gr5" draw:text-style-name="P3" draw:id="id1" draw:layer="layout" svg:width="3.427cm" svg:height="1.77cm" svg:x="17.801cm" svg:y="7.515cm">
          <text:p/>
          <draw:enhanced-geometry svg:viewBox="0 0 3110 1607" draw:type="non-primitive" draw:enhanced-path="M 0 1606 L 3109 0 N"/>
        </draw:custom-shape>
        <draw:custom-shape draw:style-name="gr5" draw:text-style-name="P3" draw:id="id2" draw:layer="layout" svg:width="3.228cm" svg:height="2.417cm" svg:x="13.97cm" svg:y="13.999cm">
          <text:p/>
          <draw:enhanced-geometry svg:viewBox="0 0 2929 2193" draw:type="non-primitive" draw:enhanced-path="M 0 2192 L 2928 0 N"/>
        </draw:custom-shape>
        <draw:custom-shape draw:style-name="gr6" draw:text-style-name="P3" draw:id="id3" draw:layer="layout" svg:width="3.228cm" svg:height="2.271cm" svg:x="5.59cm" svg:y="13.29cm">
          <text:p/>
          <draw:enhanced-geometry svg:viewBox="0 0 2929 2061" draw:type="non-primitive" draw:enhanced-path="M 2928 0 L 0 2060 N"/>
        </draw:custom-shape>
        <draw:custom-shape draw:style-name="gr5" draw:text-style-name="P3" draw:id="id4" draw:layer="layout" svg:width="1.201cm" svg:height="4.167cm" svg:x="21.49cm" svg:y="11.393cm">
          <text:p/>
          <draw:enhanced-geometry svg:viewBox="0 0 1091 3781" draw:type="non-primitive" draw:enhanced-path="M 1090 0 L 0 3780 N"/>
        </draw:custom-shape>
        <draw:custom-shape draw:style-name="gr5" draw:text-style-name="P3" draw:id="id5" draw:layer="layout" svg:width="5.27cm" svg:height="0.564cm" svg:x="10.611cm" svg:y="4.865cm">
          <text:p/>
          <draw:enhanced-geometry svg:viewBox="0 0 4782 513" draw:type="non-primitive" draw:enhanced-path="M 0 512 L 4781 0 N"/>
        </draw:custom-shape>
        <draw:custom-shape draw:style-name="gr6" draw:text-style-name="P3" draw:id="id6" draw:layer="layout" svg:width="5.59cm" svg:height="0.379cm" svg:x="6.085cm" svg:y="9.124cm">
          <text:p/>
          <draw:enhanced-geometry svg:viewBox="0 0 5072 345" draw:type="non-primitive" draw:enhanced-path="M 0 0 L 5071 344 N"/>
        </draw:custom-shape>
        <draw:custom-shape draw:style-name="gr7" draw:text-style-name="P3" draw:id="id7" draw:layer="layout" svg:width="4.234cm" svg:height="1.541cm" svg:x="17.008cm" svg:y="5.099cm">
          <text:p/>
          <draw:enhanced-geometry svg:viewBox="0 0 3841 1399" draw:type="non-primitive" draw:enhanced-path="M 0 0 L 3840 1398 N"/>
        </draw:custom-shape>
        <draw:custom-shape draw:style-name="gr7" draw:text-style-name="P3" draw:id="id8" draw:layer="layout" svg:width="6.427cm" svg:height="3.408cm" svg:x="10.416cm" svg:y="5.716cm">
          <text:p/>
          <draw:enhanced-geometry svg:viewBox="0 0 5831 3092" draw:type="non-primitive" draw:enhanced-path="M 0 0 L 5830 3091 N"/>
        </draw:custom-shape>
        <draw:custom-shape draw:style-name="gr7" draw:text-style-name="P3" draw:id="id9" draw:layer="layout" svg:width="3.213cm" svg:height="1.876cm" svg:x="18.01cm" svg:y="13.927cm">
          <text:p/>
          <draw:enhanced-geometry svg:viewBox="0 0 2916 1703" draw:type="non-primitive" draw:enhanced-path="M 0 0 L 2915 1702 N"/>
        </draw:custom-shape>
        <draw:custom-shape draw:style-name="gr7" draw:text-style-name="P3" draw:id="id10" draw:layer="layout" svg:width="6.921cm" svg:height="0.379cm" svg:x="5.897cm" svg:y="15.938cm">
          <text:p/>
          <draw:enhanced-geometry svg:viewBox="0 0 6280 345" draw:type="non-primitive" draw:enhanced-path="M 0 0 L 6279 344 N"/>
        </draw:custom-shape>
        <draw:line draw:style-name="gr4" draw:text-style-name="P12" draw:layer="layout" svg:x1="6.023cm" svg:y1="9.503cm" svg:x2="8.73cm" svg:y2="12.531cm">
          <text:p/>
        </draw:line>
        <draw:custom-shape draw:style-name="gr7" draw:text-style-name="P3" draw:id="id11" draw:layer="layout" svg:width="2.708cm" svg:height="3.029cm" svg:x="6.022cm" svg:y="9.508cm">
          <text:p/>
          <draw:enhanced-geometry svg:viewBox="0 0 2457 2749" draw:type="non-primitive" draw:enhanced-path="M 0 0 L 2456 2748 N"/>
        </draw:custom-shape>
        <draw:custom-shape draw:style-name="gr8" draw:text-style-name="P3" draw:id="id12" draw:layer="layout" svg:width="0.676cm" svg:height="2.649cm" svg:x="21.709cm" svg:y="7.748cm">
          <text:p/>
          <draw:enhanced-geometry svg:viewBox="0 0 614 2404" draw:type="non-primitive" draw:enhanced-path="M 0 0 L 613 2403 N"/>
        </draw:custom-shape>
        <draw:custom-shape draw:style-name="gr8" draw:text-style-name="P3" draw:id="id13" draw:layer="layout" svg:width="0.335cm" svg:height="3.004cm" svg:x="17.251cm" svg:y="10.023cm">
          <text:p/>
          <draw:enhanced-geometry svg:viewBox="0 0 305 2726" draw:type="non-primitive" draw:enhanced-path="M 0 0 L 304 2725 N"/>
        </draw:custom-shape>
        <draw:custom-shape draw:style-name="gr8" draw:text-style-name="P3" draw:id="id14" draw:layer="layout" svg:width="1.142cm" svg:height="5.541cm" svg:x="12.323cm" svg:y="10.097cm">
          <text:p/>
          <draw:enhanced-geometry svg:viewBox="0 0 1037 5028" draw:type="non-primitive" draw:enhanced-path="M 0 0 L 1036 5027 N"/>
        </draw:custom-shape>
        <draw:custom-shape draw:style-name="gr8" draw:text-style-name="P3" draw:id="id15" draw:layer="layout" svg:width="3.724cm" svg:height="2.834cm" svg:x="5.954cm" svg:y="5.765cm">
          <text:p/>
          <draw:enhanced-geometry svg:viewBox="0 0 3379 2572" draw:type="non-primitive" draw:enhanced-path="M 0 2571 L 3378 0 N"/>
        </draw:custom-shape>
        <draw:custom-shape draw:style-name="gr9" draw:text-style-name="P3" draw:id="id16" draw:layer="layout" svg:width="7.107cm" svg:height="0.759cm" svg:x="9.741cm" svg:y="12.837cm">
          <text:p/>
          <draw:enhanced-geometry svg:viewBox="0 0 6448 689" draw:type="non-primitive" draw:enhanced-path="M 0 0 L 6447 688 N"/>
        </draw:custom-shape>
        <draw:custom-shape draw:style-name="gr9" draw:text-style-name="P3" draw:id="id17" draw:layer="layout" svg:width="3.903cm" svg:height="3.612cm" svg:x="12.361cm" svg:y="5.337cm">
          <text:p/>
          <draw:enhanced-geometry svg:viewBox="0 0 3542 3277" draw:type="non-primitive" draw:enhanced-path="M 3541 0 L 0 3276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5" draw:text-style-name="P9" draw:layer="layout" svg:width="24.491cm" svg:height="12.63cm" svg:x="2.565cm" svg:y="4.9cm" presentation:class="outline" presentation:user-transformed="true">
          <draw:text-box>
            <text:list text:style-name="L3">
              <text:list-item>
                <text:p text:style-name="P7"><text:span text:style-name="T1">Um grafo é k-aresta-colorível se tem uma coloração própria com k cores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Se G é k-aresta-colorível, G é l-aresta-colorível para |E| </text:span><text:span text:style-name="T5">≥</text:span><text:span text:style-name="T1"> l &gt; k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Todo grafo é |E|-aresta-colorível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">O número cromático por arestas (ou índice cromático) </text:span><text:span text:style-name="T6"></text:span><text:span text:style-name="T7">' de G é o menor k para o qual G é k-aresta-colorível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6" draw:text-style-name="P9" draw:layer="layout" svg:width="24.491cm" svg:height="12.091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Claramente, </text:span><text:span text:style-name="T6"></text:span><text:span text:style-name="T7">' de G é maior ou igual ao maior grau de um vértice de G.</text:span></text:p>
              </text:list-item>
            </text:list>
            <text:list text:style-name="L3">
              <text:list-item>
                <text:p text:style-name="P8"><text:span text:style-name="T7">Lema: Se G não é um ciclo impar, G tém uma 2-coloração de arestas (não necessariamente própria) onde cada vértice com grau maior do que 1 é incidente a uma aresta de cada cor.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8cm" svg:height="1.915cm" svg:x="4.432cm" svg:y="1.13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7" draw:text-style-name="P16" draw:layer="layout" svg:width="24.494cm" svg:height="16.446cm" svg:x="2.513cm" svg:y="3.402cm" presentation:class="outline" presentation:user-transformed="true">
          <draw:text-box>
            <text:list text:style-name="L3">
              <text:list-item>
                <text:p text:style-name="P14"><text:span text:style-name="T8">Prova: Assumimos que G tem mais de 1 vértice.</text:span></text:p>
              </text:list-item>
            </text:list>
            <text:list text:style-name="L3">
              <text:list-item>
                <text:p text:id="id18" text:style-name="P15"><text:span text:style-name="T8">Se G é euleriano:</text:span></text:p>
              </text:list-item>
            </text:list>
            <text:list text:style-name="L3">
              <text:list-item>
                <text:p text:id="id19" text:style-name="P15"><text:span text:style-name="T8">Se G é um ciclo par é 2-aresta-colorível e essa coloração cumpre com o lema.</text:span></text:p>
              </text:list-item>
            </text:list>
            <text:list text:style-name="L3">
              <text:list-item>
                <text:p text:id="id20" text:style-name="P15"><text:span text:style-name="T8">Caso contrário existe v</text:span><text:span text:style-name="T9">0</text:span><text:span text:style-name="T8"> com grau </text:span><text:span text:style-name="T10"></text:span><text:span text:style-name="T11"> 4.</text:span></text:p>
              </text:list-item>
            </text:list>
            <text:list text:style-name="L3">
              <text:list-item>
                <text:p text:id="id21" text:style-name="P15"><text:span text:style-name="T11">Colorimos as arestas pares e impares do circuito euleriano C= v</text:span><text:span text:style-name="T12">0</text:span><text:span text:style-name="T11">e</text:span><text:span text:style-name="T12">1</text:span><text:span text:style-name="T11">v</text:span><text:span text:style-name="T12">1</text:span><text:span text:style-name="T11">...e</text:span><text:span text:style-name="T12">|E|</text:span><text:span text:style-name="T11">v</text:span><text:span text:style-name="T12">0</text:span><text:span text:style-name="T11"> com cores diferentes.</text:span></text:p>
              </text:list-item>
            </text:list>
            <text:list text:style-name="L3">
              <text:list-item>
                <text:p text:id="id22" text:style-name="P15"><text:span text:style-name="T11">Como todo vértice de G é vértice interno desse circuito todo vértice é incidente as duas cores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8" draw:text-style-name="P9" draw:layer="layout" svg:width="24.49cm" svg:height="16.232cm" svg:x="2.517cm" svg:y="3.062cm" presentation:class="outline" presentation:user-transformed="true">
          <draw:text-box>
            <text:list text:style-name="L3">
              <text:list-item>
                <text:p text:id="id23" text:style-name="P7"><text:span text:style-name="T1">Se G não é euleriano, construimos um novo grafo G* com um novo vértice v</text:span><text:span text:style-name="T3">0</text:span><text:span text:style-name="T1"> unido a todos os vértices de grau impar de G.</text:span></text:p>
              </text:list-item>
            </text:list>
            <text:list text:style-name="L3">
              <text:list-item>
                <text:p text:id="id24" text:style-name="P8"><text:span text:style-name="T1">G* é euleriano com circuito v</text:span><text:span text:style-name="T3">0</text:span><text:span text:style-name="T1">e</text:span><text:span text:style-name="T3">1</text:span><text:span text:style-name="T1">v</text:span><text:span text:style-name="T3">1</text:span><text:span text:style-name="T1"> ... e</text:span><text:span text:style-name="T3">|E|*</text:span><text:span text:style-name="T1">v</text:span><text:span text:style-name="T3">0.</text:span></text:p>
              </text:list-item>
            </text:list>
            <text:list text:style-name="L3">
              <text:list-item>
                <text:p text:id="id25" text:style-name="P8"><text:span text:style-name="T1">Colorimos as arestas da mesma forma que antes.</text:span></text:p>
              </text:list-item>
            </text:list>
            <text:list text:style-name="L3">
              <text:list-item>
                <text:p text:id="id26" text:style-name="P8"><text:span text:style-name="T1">Os únicos vértices que não aparecem no circuito entre duas arestas de G são os vértices de grau 1 em G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6" draw:text-style-name="P9" draw:layer="layout" svg:width="24.491cm" svg:height="12.091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Definimos c(v) como o número de cores que incidem en v.</text:span></text:p>
              </text:list-item>
            </text:list>
            <text:list text:style-name="L3">
              <text:list-item>
                <text:p text:style-name="P8"><text:span text:style-name="T1">Para toda coloração de arestas se verifica que c(v) </text:span><text:span text:style-name="T6"></text:span><text:span text:style-name="T7"> d(v).</text:span></text:p>
              </text:list-item>
            </text:list>
            <text:list text:style-name="L3">
              <text:list-item>
                <text:p text:style-name="P8"><text:span text:style-name="T7">Em uma k-coloração própria c(v) = d(v) para todo v </text:span><text:span text:style-name="T6"></text:span><text:span text:style-name="T7"> V.</text:span></text:p>
              </text:list-item>
            </text:list>
            <text:list text:style-name="L3">
              <text:list-item>
                <text:p text:style-name="P17"><text:span text:style-name="T7"/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6" draw:text-style-name="P9" draw:layer="layout" svg:width="24.491cm" svg:height="12.091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Uma k-coloração C' é uma melhora sobre outra k-coloração C se: </text:span><text:span text:style-name="T6"></text:span><text:span text:style-name="T13">(v</text:span><text:span text:style-name="T14"></text:span><text:span text:style-name="T13">V)</text:span><text:span text:style-name="T7"> c'(v) &gt; </text:span><text:span text:style-name="T6"></text:span><text:span text:style-name="T13">(v</text:span><text:span text:style-name="T14"></text:span><text:span text:style-name="T13">V)</text:span><text:span text:style-name="T7"> c(v).</text:span></text:p>
              </text:list-item>
            </text:list>
            <text:list text:style-name="L3">
              <text:list-item>
                <text:p text:style-name="P8"><text:span text:style-name="T15">Uma k-coloração é ótima quando não pode ser melhorada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6" draw:text-style-name="P9" draw:layer="layout" svg:width="24.491cm" svg:height="12.091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Lema: Seja C uma k-aresta-coloração ótima de G. Se existe um vértice u e duas cores i e j tais que i não incide em u e j incide mais de uma vez em u então a componente conexa de G[E</text:span><text:span text:style-name="T3">i</text:span><text:span text:style-name="T1"> </text:span><text:span text:style-name="T6"></text:span><text:span text:style-name="T7"> E</text:span><text:span text:style-name="T13">j</text:span><text:span text:style-name="T7">] que contém u é um ciclo impar.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9" draw:text-style-name="P9" draw:layer="layout" svg:width="24.49cm" svg:height="16.368cm" svg:x="2.517cm" svg:y="3.304cm" presentation:class="outline" presentation:user-transformed="true">
          <draw:text-box>
            <text:list text:style-name="L3">
              <text:list-item>
                <text:p text:style-name="P7"><text:span text:style-name="T1">Prova: Seja u o vértice que cumpre as condições do lema e H a componente conexa de G[E</text:span><text:span text:style-name="T3">i</text:span><text:span text:style-name="T1"> </text:span><text:span text:style-name="T6"></text:span><text:span text:style-name="T7"> E</text:span><text:span text:style-name="T13">j</text:span><text:span text:style-name="T7">] que contém u.</text:span></text:p>
              </text:list-item>
            </text:list>
            <text:list text:style-name="L3">
              <text:list-item>
                <text:p text:id="id27" text:style-name="P8"><text:span text:style-name="T7">Se H não é um ciclo impar, pelo lema anterior H tem uma 2-coloração na qual em todo vértice de H de grau maior ou igual a 2 incidem as duas cores.</text:span></text:p>
              </text:list-item>
            </text:list>
            <text:list text:style-name="L3">
              <text:list-item>
                <text:p text:id="id28" text:style-name="P8"><text:span text:style-name="T7">Recolorimos as arestas de H usando essa 2-coloração e criando a nova k-coloração C'.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6" draw:text-style-name="P9" draw:layer="layout" svg:width="24.491cm" svg:height="12.091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Verifica-se que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c'(u) = c(u) + 1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Para todo v </text:span><text:span text:style-name="T6"></text:span><text:span text:style-name="T7">H, c'(v) </text:span><text:span text:style-name="T6"></text:span><text:span text:style-name="T7"> c(v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 para todo v </text:span><text:span text:style-name="T6"></text:span><text:span text:style-name="T7">H, c'(v) </text:span><text:span text:style-name="T6"></text:span><text:span text:style-name="T7"> c(v)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7">Então C é melhorado o que absurdo pela suposição de que C é ótimo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10" draw:text-style-name="P9" draw:layer="layout" svg:width="24.49cm" svg:height="16.79cm" svg:x="2.517cm" svg:y="3.305cm" presentation:class="outline" presentation:user-transformed="true">
          <draw:text-box>
            <text:list text:style-name="L3">
              <text:list-item>
                <text:p text:style-name="P7"><text:span text:style-name="T1">Teorema: Se G é bipartido, </text:span><text:span text:style-name="T6"></text:span><text:span text:style-name="T7">' = </text:span><text:span text:style-name="T16">∆ (máximo grau do grafo).</text:span></text:p>
              </text:list-item>
            </text:list>
            <text:list text:style-name="L3">
              <text:list-item>
                <text:p text:id="id29" text:style-name="P8"><text:span text:style-name="T16">Prova: Seja G um grafo tal que </text:span><text:span text:style-name="T6"></text:span><text:span text:style-name="T7">' &gt; </text:span><text:span text:style-name="T16">∆. Seja C uma ∆-coloração de arestas ótima de G.</text:span></text:p>
              </text:list-item>
            </text:list>
            <text:list text:style-name="L3">
              <text:list-item>
                <text:p text:id="id30" text:style-name="P8"><text:span text:style-name="T16">Seja u um vértice tal que c(u) &lt; d(u) (existe porque G não é ∆-aresta-colorível).</text:span></text:p>
              </text:list-item>
            </text:list>
            <text:list text:style-name="L3">
              <text:list-item>
                <text:p text:id="id31" text:style-name="P8"><text:span text:style-name="T16">O vértice u satisfaz as condições do lema anterior e, portanto, dado que C é ótima, G tem ciclo ímpar. </text:span></text:p>
              </text:list-item>
            </text:list>
            <text:list text:style-name="L3">
              <text:list-item>
                <text:p text:id="id32" text:style-name="P8"><text:span text:style-name="T16">Então, se G é bipartido </text:span><text:span text:style-name="T6"></text:span><text:span text:style-name="T7">' = </text:span><text:span text:style-name="T16">∆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6" draw:text-style-name="P9" draw:layer="layout" svg:width="24.491cm" svg:height="12.091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Os grafos simples se dividem em Classe 1 (</text:span><text:span text:style-name="T6"></text:span><text:span text:style-name="T7">' = </text:span><text:span text:style-name="T16">∆) e Classe 2 (</text:span><text:span text:style-name="T6"></text:span><text:span text:style-name="T7">' = </text:span><text:span text:style-name="T16">∆+1).</text:span></text:p>
              </text:list-item>
            </text:list>
            <text:list text:style-name="L3">
              <text:list-item>
                <text:p text:style-name="P8"><text:span text:style-name="T16">Determinar a que classe pertence um grafo simples é NP-Completo.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6" draw:text-style-name="P9" draw:layer="layout" svg:width="24.491cm" svg:height="12.091cm" svg:x="2.565cm" svg:y="4.898cm" presentation:class="outline" presentation:user-transformed="true">
          <draw:text-box>
            <text:list text:style-name="L3">
              <text:list-item>
                <text:p text:style-name="P7"><text:span text:style-name="T6"></text:span><text:span text:style-name="T7">'</text:span><text:span text:style-name="T1"> = 1 se e somente se G é um emparelhamento.</text:span></text:p>
              </text:list-item>
            </text:list>
            <text:list text:style-name="L3">
              <text:list-item>
                <text:p text:style-name="P18"><text:span text:style-name="T6"></text:span><text:span text:style-name="T7">'</text:span><text:span text:style-name="T1"> = Δ se G é simples, planar e Δ ≥ 7.</text:span></text:p>
              </text:list-item>
            </text:list>
            <text:list text:style-name="L3">
              <text:list-item>
                <text:p text:style-name="P8"><text:span text:style-name="T1">Conjetura: </text:span><text:span text:style-name="T6"></text:span><text:span text:style-name="T7">'</text:span><text:span text:style-name="T1"> = Δ se G é simples, planar e Δ = 6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1" draw:text-style-name="P20" draw:layer="layout" svg:width="27cm" svg:height="3.65cm" svg:x="0.5cm" svg:y="-0.075cm" presentation:class="title" presentation:user-transformed="true">
          <draw:text-box>
            <text:p text:style-name="P19"><text:span text:style-name="T1">Algoritmo coloração própria </text:span><text:span text:style-name="T1"><text:line-break/></text:span><text:span text:style-name="T7">com </text:span><text:span text:style-name="T16">∆ cores em grafo bipartido</text:span></text:p>
          </draw:text-box>
        </draw:frame>
        <draw:frame presentation:style-name="pr12" draw:text-style-name="P9" draw:layer="layout" svg:width="24.49cm" svg:height="16.021cm" svg:x="2.517cm" svg:y="4.759cm" presentation:class="outline" presentation:user-transformed="true">
          <draw:text-box>
            <text:list text:style-name="L3">
              <text:list-item>
                <text:p text:style-name="P7"><text:span text:style-name="T17"><text:s/></text:span><text:span text:style-name="T17">Começar com uma </text:span><text:span text:style-name="T18">∆-coloração qualquer.</text:span></text:p>
              </text:list-item>
            </text:list>
            <text:list text:style-name="L3">
              <text:list-item>
                <text:p text:style-name="P8"><text:span text:style-name="T18"><text:s/></text:span><text:span text:style-name="T18">Se não existe vértice u tal que uma cor i não incida em u e uma cor j incida pelo menos duas vezes em u, então a coloração é própria.</text:span></text:p>
              </text:list-item>
            </text:list>
            <text:list text:style-name="L3">
              <text:list-item>
                <text:p text:style-name="P8"><text:span text:style-name="T18"><text:s/></text:span><text:span text:style-name="T18">Determinar (com busca em profundidade, por exemplo) H=G[E</text:span><text:span text:style-name="T19">i</text:span><text:span text:style-name="T18"> </text:span><text:span text:style-name="T20"></text:span><text:span text:style-name="T21"> E</text:span><text:span text:style-name="T22">j</text:span><text:span text:style-name="T21">] conexo que contém u.</text:span></text:p>
              </text:list-item>
            </text:list>
            <text:list text:style-name="L3">
              <text:list-item>
                <text:p text:style-name="P8"><text:span text:style-name="T21"><text:s/></text:span><text:span text:style-name="T21">Criar um vértice v</text:span><text:span text:style-name="T22">0</text:span><text:span text:style-name="T21"> unido a todos os vértices de grau impar de H.</text:span></text:p>
              </text:list-item>
            </text:list>
            <text:list text:style-name="L3">
              <text:list-item>
                <text:p text:style-name="P8"><text:span text:style-name="T21"><text:s/></text:span><text:span text:style-name="T21">Determinar um circuito euleriano de H e recolorir com i e j em forma alternada.</text:span></text:p>
              </text:list-item>
            </text:list>
            <text:list text:style-name="L3">
              <text:list-item>
                <text:p text:style-name="P8"><text:span text:style-name="T21"><text:s/></text:span><text:span text:style-name="T21">Voltar ao passo 2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13" draw:text-style-name="P9" draw:layer="layout" svg:width="24.491cm" svg:height="13.009cm" svg:x="2.565cm" svg:y="4.9cm" presentation:class="outline" presentation:user-transformed="true">
          <draw:text-box>
            <text:list text:style-name="L3">
              <text:list-item>
                <text:p text:style-name="P7"><text:span text:style-name="T1">Aplicação:</text:span></text:p>
              </text:list-item>
            </text:list>
            <text:list text:style-name="L3">
              <text:list-item>
                <text:p text:style-name="P8"><text:span text:style-name="T1">Em uma escola os professores tem que ministrar aulas às turmas.</text:span></text:p>
              </text:list-item>
            </text:list>
            <text:list text:style-name="L3">
              <text:list-item>
                <text:p text:style-name="P8"><text:span text:style-name="T1">Sendo que um professor só pode ministrar uma aula por vez e que uma turma só pode assistir a uma aula por vez, dividir as aulas no menor número possível de períodos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18cm" svg:height="1.915cm" svg:x="4.433cm" svg:y="0.867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14" draw:text-style-name="P9" draw:layer="layout" svg:width="24.486cm" svg:height="13.733cm" svg:x="2.566cm" svg:y="4.898cm" presentation:class="outline" presentation:user-transformed="true">
          <draw:text-box>
            <text:list text:style-name="L3">
              <text:list-item>
                <text:p text:style-name="P7"><text:span text:style-name="T1">Vértices X -&gt; professores.</text:span></text:p>
              </text:list-item>
            </text:list>
            <text:list text:style-name="L3">
              <text:list-item>
                <text:p text:style-name="P21"><text:span text:style-name="T1">Vértices Y -&gt; turmas.</text:span></text:p>
              </text:list-item>
            </text:list>
            <text:list text:style-name="L3">
              <text:list-item>
                <text:p text:style-name="P21"><text:span text:style-name="T1">Arestas -&gt; aulas a serem ministradas.</text:span></text:p>
              </text:list-item>
            </text:list>
            <text:list text:style-name="L3">
              <text:list-item>
                <text:p text:style-name="P21"><text:span text:style-name="T1">Grafo bipartido.</text:span></text:p>
              </text:list-item>
            </text:list>
            <text:list text:style-name="L3">
              <text:list-item>
                <text:p text:style-name="P21"><text:span text:style-name="T1">Se nenhum professor ministra mais do que p aulas e nenhuma turma assiste mais do que p aulas, as aulas podem ser divididas em p períodos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8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18cm" svg:height="1.915cm" svg:x="4.433cm" svg:y="0.867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15" draw:text-style-name="P9" draw:layer="layout" svg:width="24.486cm" svg:height="12.995cm" svg:x="2.566cm" svg:y="4.898cm" presentation:class="outline" presentation:user-transformed="true">
          <draw:text-box>
            <text:list text:style-name="L3">
              <text:list-item>
                <text:p text:style-name="P7"><text:span text:style-name="T1">Limitações no número de salas de aula.</text:span></text:p>
              </text:list-item>
            </text:list>
            <text:list text:style-name="L3">
              <text:list-item>
                <text:p text:id="id33" text:style-name="P21"><text:span text:style-name="T1">Necessitamos colorações onde cada cor não seja atribuido a mais do que t arestas.</text:span></text:p>
              </text:list-item>
            </text:list>
            <text:list text:style-name="L3">
              <text:list-item>
                <text:p text:id="id34" text:style-name="P21"><text:span text:style-name="T1">Teorema: Se existe uma k-coloração das arestas de G, existe uma k-coloração das arestas de G tal que nenhuma cor é usada mais do que </text:span><text:span text:style-name="T6"></text:span><text:span text:style-name="T7">|E|/k</text:span><text:span text:style-name="T6"></text:span><text:span text:style-name="T7"> vezes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8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18cm" svg:height="1.915cm" svg:x="4.433cm" svg:y="0.867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16" draw:text-style-name="P9" draw:layer="layout" svg:width="24.485cm" svg:height="16.781cm" svg:x="2.522cm" svg:y="3.227cm" presentation:class="outline" presentation:user-transformed="true">
          <draw:text-box>
            <text:list text:style-name="L3">
              <text:list-item>
                <text:p text:style-name="P7"><text:span text:style-name="T17">Ideia da prova:</text:span></text:p>
              </text:list-item>
            </text:list>
            <text:list text:style-name="L3">
              <text:list-item>
                <text:p text:id="id35" text:style-name="P21"><text:span text:style-name="T17">Cada componente conexa da união de dois emparelhamentos é um cíclo ou um caminho alternado (cada vértice tem guau 0, 1 ou 2).</text:span></text:p>
              </text:list-item>
            </text:list>
            <text:list text:style-name="L3">
              <text:list-item>
                <text:p text:id="id36" text:style-name="P21"><text:span text:style-name="T17">Em cada ciclo temos o mesmo número de arestas de cada emparelhamento.</text:span></text:p>
              </text:list-item>
            </text:list>
            <text:list text:style-name="L3">
              <text:list-item>
                <text:p text:id="id37" text:style-name="P21"><text:span text:style-name="T17">Se um emparelhamento é maior que o outro, pelo menos uma componente conexa da união é um caminho com aresta inicial e final no emparelhamento maior.</text:span></text:p>
              </text:list-item>
            </text:list>
            <text:list text:style-name="L3">
              <text:list-item>
                <text:p text:id="id38" text:style-name="P21"><text:span text:style-name="T17">Invertindo as arestas desse caminho aumentamos em 1 o tamanho do emparelhamento menor e diminuimos de 1 o maior.</text:span><text:span text:style-name="T1">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86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24cm" svg:height="1.915cm" svg:x="4.432cm" svg:y="0.999cm" presentation:class="title" presentation:user-transformed="true">
          <draw:text-box>
            <text:p text:style-name="P5"><text:span text:style-name="T2">Coloração de Arestas</text:span></text:p>
          </draw:text-box>
        </draw:frame>
        <draw:frame presentation:style-name="pr6" draw:text-style-name="P9" draw:layer="layout" svg:width="24.491cm" svg:height="12.091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Teorema: </text:span></text:p>
              </text:list-item>
            </text:list>
            <text:list text:style-name="L3">
              <text:list-item>
                <text:p text:style-name="P17"><text:span text:style-name="T1">Se G é simples, </text:span><text:span text:style-name="T6"></text:span><text:span text:style-name="T7">' = </text:span><text:span text:style-name="T16">∆ ou </text:span><text:span text:style-name="T6"></text:span><text:span text:style-name="T7">' = </text:span><text:span text:style-name="T16">∆+1.</text:span></text:p>
              </text:list-item>
            </text:list>
            <text:list text:style-name="L3">
              <text:list-item>
                <text:p text:style-name="P17"><text:span text:style-name="T16">Prova: Vinzing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3.991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3cm" svg:height="13.3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1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Sebastián Urrutia</meta:initial-creator>
    <meta:creation-date>2010-05-06T09:13:15</meta:creation-date>
    <dc:creator>Sebastián Urrutia</dc:creator>
    <dc:date>2014-03-26T16:33:05</dc:date>
    <meta:editing-cycles>5</meta:editing-cycles>
    <meta:editing-duration>PT38M57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